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text:span text:style-name="T1">Chapter01</text:span></text:span></text:a></text:p>
      <text:h text:style-name="Heading_20_2" text:outline-level="2"><text:bookmark-start text:name="technical-box"/>Technical box<text:bookmark-end text:name="technical-box"/></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IEnumerable and array (e.g. EnumerateFiles and GetFiles). Read <text:a xlink:type="simple" xlink:href="https://www.codeproject.com/Articles/832189/List-vs-IEnumerable-vs-IQueryable-vs-ICollection-v" office:name=""><text:span text:style-name="Definition">https://www.codeproject.com/Articles/832189/List-vs-IEnumerable-vs-IQueryable-vs-ICollection-v</text:span></text:a></text:p>
      <text:p text:style-name="Text_20_body">Read about Async Enumerable in .NET 3.0 : <text:a xlink:type="simple" xlink:href="https://docs.microsoft.com/en-us/archive/msdn-magazine/2019/november/csharp-iterating-with-async-enumerables-in-csharp-8" office:name=""><text:span text:style-name="Definition">https://docs.microsoft.com/en-us/archive/msdn-magazine/2019/november/csharp-iterating-with-async-enumerables-in-csharp-8</text:span></text:a></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text:span text:style-name="T1">Chapter02</text:span></text:span></text:a></text:p>
      <text:h text:style-name="Heading_20_2" text:outline-level="2"><text:bookmark-start text:name="further-reading"/>Further reading<text:bookmark-end text:name="further-reading"/></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text:span text:style-name="T1">Chapter03</text:span></text:span></text:a></text:p>
      <text:h text:style-name="Heading_20_2" text:outline-level="2"><text:bookmark-start text:name="technical-box-1"/>Technical box<text:bookmark-end text:name="technical-box-1"/></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text:span text:style-name="T1">Chapter04</text:span></text:span></text:a></text:p>
      <text:h text:style-name="Heading_20_2" text:outline-level="2"><text:bookmark-start text:name="further-reading-1"/>Further reading<text:bookmark-end text:name="further-reading-1"/></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text:span text:style-name="T1">Chapter05</text:span></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text:a xlink:type="simple" xlink:href="https://docs.microsoft.com/en-us/dotnet/api/system.idisposable" office:name=""><text:span text:style-name="Definition">https://docs.microsoft.com/en-us/dotnet/api/system.idisposable</text:span></text:a></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ivenWhenTes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2"/>Technical Box<text:bookmark-end text:name="technical-box-2"/></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5-05T06:59:40Z</meta:creation-date>
    <dc:date>2020-05-05T06:59:40Z</dc:date>
  </office:meta>
</office:document-meta>
</file>